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3ba8f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officeooo:rsid="0013ba8f"/>
    </style:style>
    <style:style style:name="T2" style:family="text">
      <style:text-properties officeooo:rsid="00148f15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9-04-05T13:07:12</dc:date><text:list text:style-name=""><text:list-item><text:p>&lt;!--StartFragment--&gt;</text:p></text:list-item></text:list></office:annotation>[5/04/19 12:56 Gráfica: ''Gráfica2'']<text:span text:style-name="T1">145dia2</text:span></text:p>
      <text:p text:style-name="P1">Boltzmann (Sigmoidal) Fit of dataset: Tabla1_Absorbance, usando función : A2+(A1-A2)/(1+exp((x-x0)/dx))</text:p>
      <text:p text:style-name="P1">Método de Pesado: Sin pesado</text:p>
      <text:p text:style-name="P1">Levenberg-Marquardt escalado algoritmo con tolerancia = 0.0001</text:p>
      <text:p text:style-name="P1">Desde x = 1.397111111100000e+00 a x = 6.490000000000000e+00</text:p>
      <text:p text:style-name="P1">A1 (init value) = 3.389145736077226e-03 +/- 1.179811740937753e-03</text:p>
      <text:p text:style-name="P1">A2 (final value) = 7.150947966861632e-02 +/- 3.015384196444168e-03</text:p>
      <text:p text:style-name="P1">x0 (center) = 4.990182786306435e+00 +/- 6.678259116430153e-02</text:p>
      <text:p text:style-name="P1">dx (time constant) = 4.551259125032931e-01 +/- 5.904086811080304e-02</text:p>
      <text:p text:style-name="P1">--------------------------------------------------------------------------------------</text:p>
      <text:p text:style-name="P1">Chi^2/doF = 5.509573227900638e-06</text:p>
      <text:p text:style-name="P1">R^2 = 0.994305725204177</text:p>
      <text:p text:style-name="P1">Adjusted R^2 = 0.990509542006961</text:p>
      <text:p text:style-name="P1">RMSE (Root Mean Squared Error) = 0.00234724801158732</text:p>
      <text:p text:style-name="P1">RSS (Residual Sum of Squares) = 3.85670125953045e-05</text:p>
      <text:p text:style-name="P1">---------------------------------------------------------------------------------------</text:p>
      <text:p text:style-name="P1">Iteraciones = 37</text:p>
      <text:p text:style-name="P1">Estado = success</text:p>
      <text:p text:style-name="P1">---------------------------------------------------------------------------------------</text:p>
      <text:p text:style-name="P2">[5/04/19 13:02 Gráfica: ''Gráfica3'']<text:span text:style-name="T1">145dia1</text:span></text:p>
      <text:p text:style-name="P1">Boltzmann (Sigmoidal) Fit of dataset: Tabla2_Absorbance, usando función : A2+(A1-A2)/(1+exp((x-x0)/dx))</text:p>
      <text:p text:style-name="P1">Método de Pesado: Sin pesado</text:p>
      <text:p text:style-name="P1">Levenberg-Marquardt escalado algoritmo con tolerancia = 0.0001</text:p>
      <text:p text:style-name="P1">Desde x = 2.071000000000000e+00 a x = 1.154000000000000e+01</text:p>
      <text:p text:style-name="P1">A1 (init value) = -1.761335154573767e-02 +/- 3.211149460104420e-02</text:p>
      <text:p text:style-name="P1">A2 (final value) = 1.189091565568361e-01 +/- 6.656229371748746e-03</text:p>
      <text:p text:style-name="P1">x0 (center) = 4.452612649421462e+00 +/- 8.000847873750792e-01</text:p>
      <text:p text:style-name="P1">dx (time constant) = 1.571056019910007e+00 +/- 5.472081507616923e-01</text:p>
      <text:p text:style-name="P1">--------------------------------------------------------------------------------------</text:p>
      <text:p text:style-name="P1">Chi^2/doF = 8.525690499930890e-05</text:p>
      <text:p text:style-name="P1">R^2 = 0.954610822846284</text:p>
      <text:p text:style-name="P1">Adjusted R^2 = 0.940644922183602</text:p>
      <text:p text:style-name="P1">RMSE (Root Mean Squared Error) = 0.00923346657541516</text:p>
      <text:p text:style-name="P1">RSS (Residual Sum of Squares) = 0.00119359666999032</text:p>
      <text:p text:style-name="P1">---------------------------------------------------------------------------------------</text:p>
      <text:p text:style-name="P1">Iteraciones = 29</text:p>
      <text:p text:style-name="P1">Estado = success</text:p>
      <text:p text:style-name="P1">---------------------------------------------------------------------------------------</text:p>
      <text:p text:style-name="P2">[5/04/19 13:04 Gráfica: ''Gráfica1'']<text:span text:style-name="T1">144</text:span></text:p>
      <text:p text:style-name="P1">Boltzmann (Sigmoidal) Fit of dataset: Tabla3_time, usando función : A2+(A1-A2)/(1+exp((x-x0)/dx))</text:p>
      <text:p text:style-name="P1">Método de Pesado: Sin pesado</text:p>
      <text:p text:style-name="P1"><text:soft-page-break/>Levenberg-Marquardt escalado algoritmo con tolerancia = 0.0001</text:p>
      <text:p text:style-name="P1">Desde x = 2.350000000000000e+00 a x = 1.109000000000000e+01</text:p>
      <text:p text:style-name="P1">A1 (init value) = 6.644492065126094e-02 +/- 1.445726920132096e-02</text:p>
      <text:p text:style-name="P1">A2 (final value) = 2.083253729198171e-01 +/- 2.965995737460351e-02</text:p>
      <text:p text:style-name="P1">x0 (center) = 8.103525762538700e+00 +/- 6.302517926568645e-01</text:p>
      <text:p text:style-name="P1">dx (time constant) = 8.455069172929535e-01 +/- 5.510786129700685e-01</text:p>
      <text:p text:style-name="P1">--------------------------------------------------------------------------------------</text:p>
      <text:p text:style-name="P1">Chi^2/doF = 1.005359274194083e-03</text:p>
      <text:p text:style-name="P1">R^2 = 0.784657427031952</text:p>
      <text:p text:style-name="P1">Adjusted R^2 = 0.718398173811014</text:p>
      <text:p text:style-name="P1">RMSE (Root Mean Squared Error) = 0.0317074009372273</text:p>
      <text:p text:style-name="P1">RSS (Residual Sum of Squares) = 0.0140750298387172</text:p>
      <text:p text:style-name="P1">---------------------------------------------------------------------------------------</text:p>
      <text:p text:style-name="P1">Iteraciones = 27</text:p>
      <text:p text:style-name="P1">Estado = success</text:p>
      <text:p text:style-name="P1">---------------------------------------------------------------------------------------</text:p>
      <text:p text:style-name="P1">[5/04/19 13:05 Gráfica: ''Gráfica1'']<text:span text:style-name="T1">144</text:span></text:p>
      <text:p text:style-name="P1">Boltzmann (Sigmoidal) Fit of dataset: Tabla3_time, usando función : A2+(A1-A2)/(1+exp((x-x0)/dx))</text:p>
      <text:p text:style-name="P1">Método de Pesado: Sin pesado</text:p>
      <text:p text:style-name="P1">Levenberg-Marquardt escalado algoritmo con tolerancia = 0.0001</text:p>
      <text:p text:style-name="P1">Desde x = 2.350000000000000e+00 a x = 1.109000000000000e+01</text:p>
      <text:p text:style-name="P1">A1 (init value) = 6.644444369004338e-02 +/- 1.445777883442608e-02</text:p>
      <text:p text:style-name="P1">A2 (final value) = 2.083281405619685e-01 +/- 2.966303290495408e-02</text:p>
      <text:p text:style-name="P1">x0 (center) = 8.103579374485298e+00 +/- 6.302986004161690e-01</text:p>
      <text:p text:style-name="P1">dx (time constant) = 8.455591018580429e-01 +/- 5.511168563685805e-01</text:p>
      <text:p text:style-name="P1">--------------------------------------------------------------------------------------</text:p>
      <text:p text:style-name="P1">Chi^2/doF = 1.005359273627920e-03</text:p>
      <text:p text:style-name="P1">R^2 = 0.784657427153221</text:p>
      <text:p text:style-name="P1">Adjusted R^2 = 0.718398173969596</text:p>
      <text:p text:style-name="P1">RMSE (Root Mean Squared Error) = 0.0317074009282994</text:p>
      <text:p text:style-name="P1">RSS (Residual Sum of Squares) = 0.0140750298307909</text:p>
      <text:p text:style-name="P1">---------------------------------------------------------------------------------------</text:p>
      <text:p text:style-name="P1">Iteraciones = 1</text:p>
      <text:p text:style-name="P1">Estado = success</text:p>
      <text:p text:style-name="P1">---------------------------------------------------------------------------------------</text:p>
      <text:p text:style-name="Text_20_body"><office:annotation><dc:date>2019-04-05T13:07:12</dc:date><text:list text:continue-numbering="true" text:style-name=""><text:list-item><text:p>&lt;!--EndFragment--&gt;</text:p></text:list-item></text:list></office:annotation></text:p>
      <text:p text:style-name="P1"><office:annotation><dc:date>2019-04-11T07:43:51.042730467</dc:date><text:list text:continue-numbering="true" text:style-name=""><text:list-item><text:p>&lt;!--StartFragment--&gt;</text:p></text:list-item></text:list></office:annotation>[11/04/19 07:37 Gráfica: ''Gráfica1''] <text:span text:style-name="T2">144 hoy</text:span></text:p>
      <text:p text:style-name="P1">Boltzmann (Sigmoidal) Fit of dataset: Tabla3_Absorbance, usando función : A2+(A1-A2)/(1+exp((x-x0)/dx))</text:p>
      <text:p text:style-name="P1">Método de Pesado: Sin pesado</text:p>
      <text:p text:style-name="P1">Levenberg-Marquardt escalado algoritmo con tolerancia = 0.0001</text:p>
      <text:p text:style-name="P1">Desde x = 1.160000000000000e+00 a x = 1.109000000000000e+01</text:p>
      <text:p text:style-name="P1"><text:soft-page-break/>A1 (init value) = 1.301808652153231e-03 +/- 2.001794572372550e-02</text:p>
      <text:p text:style-name="P1">A2 (final value) = 2.520702517367175e-01 +/- 4.521302550677561e-02</text:p>
      <text:p text:style-name="P1">x0 (center) = 7.624078000023937e+00 +/- 7.212448256690828e-01</text:p>
      <text:p text:style-name="P1">dx (time constant) = 2.158698557424775e+00 +/- 7.176301286211086e-01</text:p>
      <text:p text:style-name="P1">--------------------------------------------------------------------------------------</text:p>
      <text:p text:style-name="P1">Chi^2/doF = 1.809341460873653e-04</text:p>
      <text:p text:style-name="P1">R^2 = 0.966765769763535</text:p>
      <text:p text:style-name="P1">Adjusted R^2 = 0.957270275410259</text:p>
      <text:p text:style-name="P1">RMSE (Root Mean Squared Error) = 0.0134511763830293</text:p>
      <text:p text:style-name="P1">RSS (Residual Sum of Squares) = 0.00271401219131048</text:p>
      <text:p text:style-name="P1">---------------------------------------------------------------------------------------</text:p>
      <text:p text:style-name="P1">Iteraciones = 10</text:p>
      <text:p text:style-name="P1">Estado = success</text:p>
      <text:p text:style-name="P1">---------------------------------------------------------------------------------------</text:p>
      <text:p text:style-name="Text_20_body"><office:annotation><dc:date>2019-04-11T07:43:51.072145421</dc:date><text:list text:continue-numbering="true" text:style-name=""><text:list-item><text:p>&lt;!--EndFragment--&gt;</text:p></text:list-item></text:list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abrera</meta:initial-creator>
    <meta:creation-date>2019-04-05T13:07:08.784600198</meta:creation-date>
    <dc:date>2019-04-11T07:43:58.219489115</dc:date>
    <dc:creator>John Cabrera</dc:creator>
    <meta:editing-duration>PT8M28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3" meta:paragraph-count="97" meta:word-count="472" meta:character-count="5173" meta:non-whitespace-character-count="4796"/>
  </office:meta>
</office:document-meta>
</file>